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182" officeooo:paragraph-rsid="00051182"/>
    </style:style>
    <style:style style:name="P2" style:family="paragraph" style:parent-style-name="Standard" style:list-style-name="L1">
      <style:text-properties officeooo:rsid="00051182" officeooo:paragraph-rsid="00051182"/>
    </style:style>
    <style:style style:name="P3" style:family="paragraph" style:parent-style-name="Standard" style:list-style-name="L1">
      <style:text-properties officeooo:rsid="00063eb2" officeooo:paragraph-rsid="00063eb2"/>
    </style:style>
    <style:style style:name="P4" style:family="paragraph" style:parent-style-name="Standard" style:list-style-name="L1">
      <style:text-properties officeooo:rsid="000814bc" officeooo:paragraph-rsid="000814bc"/>
    </style:style>
    <style:style style:name="P5" style:family="paragraph" style:parent-style-name="Standard" style:list-style-name="L1">
      <style:text-properties officeooo:rsid="00095937" officeooo:paragraph-rsid="00095937"/>
    </style:style>
    <style:style style:name="P6" style:family="paragraph" style:parent-style-name="Standard" style:list-style-name="L1">
      <style:text-properties officeooo:rsid="0009c21e" officeooo:paragraph-rsid="0009c21e"/>
    </style:style>
    <style:style style:name="P7" style:family="paragraph" style:parent-style-name="Standard" style:list-style-name="L1">
      <style:text-properties officeooo:rsid="000aadb7" officeooo:paragraph-rsid="000aadb7"/>
    </style:style>
    <style:style style:name="P8" style:family="paragraph" style:parent-style-name="Standard" style:list-style-name="L1">
      <style:text-properties officeooo:rsid="000bc8b7" officeooo:paragraph-rsid="000bc8b7"/>
    </style:style>
    <style:style style:name="P9" style:family="paragraph" style:parent-style-name="Standard" style:list-style-name="L1">
      <style:text-properties officeooo:rsid="000daeb5" officeooo:paragraph-rsid="000daeb5"/>
    </style:style>
    <style:style style:name="P10" style:family="paragraph" style:parent-style-name="Standard" style:list-style-name="L1">
      <style:text-properties fo:font-weight="bold" officeooo:rsid="000daeb5" officeooo:paragraph-rsid="000daeb5" style:font-weight-asian="bold" style:font-weight-complex="bold"/>
    </style:style>
    <style:style style:name="P11" style:family="paragraph" style:parent-style-name="Standard" style:list-style-name="L1">
      <style:text-properties fo:font-weight="bold" officeooo:rsid="000eba8d" officeooo:paragraph-rsid="000eba8d" style:font-weight-asian="bold" style:font-weight-complex="bold"/>
    </style:style>
    <style:style style:name="P12" style:family="paragraph" style:parent-style-name="Standard" style:list-style-name="L1">
      <style:text-properties fo:font-weight="normal" officeooo:rsid="000daeb5" officeooo:paragraph-rsid="000daeb5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0dcb17" officeooo:paragraph-rsid="000dcb17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0eba8d" officeooo:paragraph-rsid="000eba8d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11c36f" officeooo:paragraph-rsid="0011c36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3eb2" style:font-weight-asian="normal" style:font-weight-complex="normal"/>
    </style:style>
    <style:style style:name="T4" style:family="text">
      <style:text-properties officeooo:rsid="000dcb17"/>
    </style:style>
    <style:style style:name="T5" style:family="text">
      <style:text-properties officeooo:rsid="000eba8d"/>
    </style:style>
    <style:style style:name="T6" style:family="text">
      <style:text-properties officeooo:rsid="001399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3: CLUSTERING</text:p>
      <text:list xml:id="list2249249457043144339" text:style-name="L1">
        <text:list-item>
          <text:p text:style-name="P2">you have to first put all the data on the same scale → you have to standardise it</text:p>
        </text:list-item>
        <text:list-item>
          <text:p text:style-name="P2">you can measure the distance between data points with Euclidian distance – for clustering</text:p>
        </text:list-item>
        <text:list-item>
          <text:p text:style-name="P2">how to cluster?</text:p>
        </text:list-item>
        <text:list-item>
          <text:p text:style-name="P2">You can define a threshold – whoever is in this threshold would be connected to the edge – but we do not the threshold (one algorithm)</text:p>
        </text:list-item>
        <text:list-item>
          <text:p text:style-name="P2">DBScan algorithm – we wont talk about it today</text:p>
        </text:list-item>
        <text:list-item>
          <text:p text:style-name="P2">1. algorithm: <text:span text:style-name="T1">hierarchical clustering</text:span></text:p>
        </text:list-item>
        <text:list-item>
          <text:p text:style-name="P2"><text:span text:style-name="T2">it says that each data point should be its own cluster →</text:span><text:span text:style-name="T3"> join the two closest clusters (merge them)</text:span></text:p>
        </text:list-item>
        <text:list-item>
          <text:p text:style-name="P3"><text:span text:style-name="T2">the distance between two data points is just a simple Euclidian distance</text:span></text:p>
        </text:list-item>
        <text:list-item>
          <text:p text:style-name="P3"><text:span text:style-name="T2">the distance between a data point and a cluster: average distance of the data point to all data points in the cluster <text:s/>| <text:s/>a distance to the closest point in the cluster (minimal distance) <text:s/>| maximal distance (measures the spread of the cluster); ward linkage – minimise the variance of the positions of the data points</text:span></text:p>
        </text:list-item>
        <text:list-item>
          <text:p text:style-name="P3"><text:span text:style-name="T2">minimal distance = single linkage; maximal = complete linkage; distances between clusters = linkages</text:span></text:p>
        </text:list-item>
        <text:list-item>
          <text:p text:style-name="P3"><text:span text:style-name="T2">we are joining in the order of distances!!</text:span></text:p>
        </text:list-item>
        <text:list-item>
          <text:p text:style-name="P3"><text:span text:style-name="T2">to compute average distance between two clusters with many data points – average ALL the pairwise distances</text:span></text:p>
        </text:list-item>
        <text:list-item>
          <text:p text:style-name="P4"><text:span text:style-name="T2">you get the structure and than is up to the researcher to decide how many clusters to accept</text:span></text:p>
        </text:list-item>
        <text:list-item>
          <text:p text:style-name="P4"><text:span text:style-name="T2">the hierarchical structure is called DENDROGRAM</text:span></text:p>
        </text:list-item>
        <text:list-item>
          <text:p text:style-name="P4"><text:span text:style-name="T2">long lines mean a big +distinction and also robustness – it we change a bit the structure stays the same</text:span></text:p>
        </text:list-item>
        <text:list-item>
          <text:p text:style-name="P5"><text:span text:style-name="T2">the most central points of the cluster are the most representative: average distance to the other points in the same data – as low as possible – and the average distance to all the other points in another cluster – as high as possible; for the measure of centraliti we subtract the two and divide by the max number of all the distances [0,1]</text:span></text:p>
        </text:list-item>
        <text:list-item>
          <text:p text:style-name="P5"><text:span text:style-name="T2">this is calleD a </text:span><text:span text:style-name="T1">silhouette score – </text:span><text:span text:style-name="T2">to asses a centrality of a point, how good is fits to the cluster (silhouette plot – each bar is a data point)</text:span></text:p>
        </text:list-item>
        <text:list-item>
          <text:p text:style-name="P6"><text:span text:style-name="T2">the most central data point are the ones with the highest silhouette score</text:span></text:p>
        </text:list-item>
        <text:list-item>
          <text:p text:style-name="P7"><text:span text:style-name="T2">ward linkage – the variances are weighted by the number of instances</text:span></text:p>
        </text:list-item>
        <text:list-item>
          <text:p text:style-name="P8"><text:span text:style-name="T2">ALL THE FEATURES ARE EQUALLY IMPORTANT – this is different from classification, nothing about informativness of the feature </text:span></text:p>
        </text:list-item>
        <text:list-item>
          <text:p text:style-name="P9"><text:span text:style-name="T2">what do we do when we have a high number of data – hierarchical clustering is slow</text:span></text:p>
        </text:list-item>
        <text:list-item>
          <text:p text:style-name="P10">k-means clustering</text:p>
        </text:list-item>
        <text:list-item>
          <text:p text:style-name="P12">you need to specify how many clusters you want</text:p>
        </text:list-item>
        <text:list-item>
          <text:p text:style-name="P12">they need a CENTRAL point of the cluster = centeroid (the mean of the clusters)</text:p>
        </text:list-item>
        <text:list-item>
          <text:p text:style-name="P12">1. randomly select the position of the centeroids – for each data point find the closest centeroid (associated data points) →<text:span text:style-name="T4"> next move the centeroid to the center of the associated points</text:span></text:p>
        </text:list-item>
        <text:list-item>
          <text:p text:style-name="P13">so first compute the membership and second move the centeroids → reassign the memberships → move the centeroids → reassign the memberships (nothing changes anymore = convergence!)</text:p>
        </text:list-item>
        <text:list-item>
          <text:p text:style-name="P13">this is a fast in practice and converges fast (sometimes a loop at the end – you can specify if a number &lt; xx instances change membership, stop)</text:p>
        </text:list-item>
        <text:list-item>
          <text:p text:style-name="P13">problem – if it puts two centeroids in the same class .-→ it will split one class → so you run it many times</text:p>
        </text:list-item>
        <text:list-item>
          <text:p text:style-name="P13">this happens due to random initialisation – <text:span text:style-name="T5">put the first centeroid in the most dense space – then put the second one far away and the third far away from both of them</text:span></text:p>
        </text:list-item>
        <text:list-item>
          <text:p text:style-name="P14"><text:soft-page-break/>or – randomly choose a datapoint – and this is your first centeroid (most likely in the highest density) – compute distances to all the other</text:p>
        </text:list-item>
        <text:list-item>
          <text:p text:style-name="P11">this is called kmeans++</text:p>
        </text:list-item>
        <text:list-item>
          <text:p text:style-name="P14">sedond idea – you sample, do hierarchical clustering, cut at the desired number of clusters and choose the middle of those as centeroid</text:p>
        </text:list-item>
        <text:list-item>
          <text:p text:style-name="P14">run many times and choose the best clustering – which is the best clustering? Average silhouette score of the cluster (all the data points in the cluster)</text:p>
        </text:list-item>
        <text:list-item>
          <text:p text:style-name="P14">you can vary the k and get silhouette scores</text:p>
        </text:list-item>
        <text:list-item>
          <text:p text:style-name="P14">k-means clusters need to be in a sphere! It does not identify U shaped clusters </text:p>
        </text:list-item>
        <text:list-item>
          <text:p text:style-name="P15">single linkage would identify non spherical shapes</text:p>
        </text:list-item>
        <text:list-item>
          <text:p text:style-name="P15">also – kmeans has the problem where there is no clusters! It makes clusters! – <text:span text:style-name="T6">there are ways of randomising the data and finding out if the clusters are real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7:11:24.246189685</meta:creation-date>
    <dc:date>2017-12-21T19:06:02.834530318</dc:date>
    <meta:editing-duration>PT12M3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38" meta:word-count="721" meta:character-count="3990" meta:non-whitespace-character-count="3312"/>
  </office:meta>
</office:document-meta>
</file>